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11A57581E6400FBD5A0.png" manifest:media-type="image/png"/>
  <manifest:file-entry manifest:full-path="Pictures/1000020100000545000002F79F1CAAD8F2F070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ff6d6d" draw:marker-start-width="0.252cm" draw:marker-end="Arrow" draw:marker-end-width="0.252cm" draw:fill="solid" draw:textarea-vertical-align="middle" fo:padding-top="0.142cm" fo:padding-bottom="0.142cm" fo:padding-left="0.267cm" fo:padding-right="0.267cm" draw:shadow="visible" draw:shadow-offset-x="-0.035cm" draw:shadow-offset-y="0.035cm" draw:shadow-color="#000000" draw:shadow-opacity="38%"/>
    </style:style>
    <style:style style:name="gr3" style:family="graphic" style:parent-style-name="objectwithoutfill">
      <style:graphic-properties svg:stroke-width="0.035cm" svg:stroke-color="#77bc65" draw:marker-start-width="0.252cm" draw:marker-end="Arrow" draw:marker-end-width="0.252cm" draw:fill="solid" draw:textarea-vertical-align="middle" fo:padding-top="0.142cm" fo:padding-bottom="0.142cm" fo:padding-left="0.267cm" fo:padding-right="0.267cm" draw:shadow="visible" draw:shadow-offset-x="-0.035cm" draw:shadow-offset-y="0.035cm" draw:shadow-color="#000000" draw:shadow-opacity="38%"/>
    </style:style>
    <style:style style:name="gr4" style:family="graphic" style:parent-style-name="objectwithoutfill">
      <style:graphic-properties svg:stroke-width="0.035cm" svg:stroke-color="#5983b0" draw:marker-start-width="0.252cm" draw:marker-end="Arrow" draw:marker-end-width="0.252cm" draw:fill="solid" draw:textarea-vertical-align="middle" fo:padding-top="0.142cm" fo:padding-bottom="0.142cm" fo:padding-left="0.267cm" fo:padding-right="0.267cm" draw:shadow="visible" draw:shadow-offset-x="-0.035cm" draw:shadow-offset-y="0.035cm" draw:shadow-color="#000000" draw:shadow-opacity="38%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Linux Libertine Mono O" fo:font-style="normal" style:font-style-asian="normal" style:font-style-complex="normal"/>
    </style:style>
    <style:style style:name="P4" style:family="paragraph">
      <loext:graphic-properties draw:fill="none" draw:fill-color="#ffffff"/>
      <style:text-properties fo:color="#ffffff" style:font-name="Linux Libertine Mono O" fo:font-size="14pt" fo:font-style="normal" style:font-size-asian="14pt" style:font-style-asian="normal" style:font-size-complex="14pt" style:font-style-complex="normal"/>
    </style:style>
    <style:style style:name="T1" style:family="text">
      <style:text-properties fo:color="#ffffff" style:font-name="Linux Libertine Mono O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99cm" svg:height="4.5cm" svg:x="-0.003cm" svg:y="0.745cm">
          <draw:image xlink:href="Pictures/1000020100000545000002F79F1CAAD8F2F070E6.png" xlink:type="simple" xlink:show="embed" xlink:actuate="onLoad" loext:mime-type="image/png">
            <text:p/>
          </draw:image>
        </draw:frame>
        <draw:line draw:style-name="gr2" draw:text-style-name="P2" draw:layer="layout" svg:x1="0.638cm" svg:y1="3.311cm" svg:x2="1.518cm" svg:y2="3.638cm">
          <text:p/>
        </draw:line>
        <draw:line draw:style-name="gr3" draw:text-style-name="P2" draw:layer="layout" svg:x1="0.631cm" svg:y1="3.305cm" svg:x2="1.304cm" svg:y2="2.79cm">
          <text:p/>
        </draw:line>
        <draw:line draw:style-name="gr4" draw:text-style-name="P2" draw:layer="layout" svg:x1="0.624cm" svg:y1="3.311cm" svg:x2="0.606cm" svg:y2="2.533cm">
          <text:p/>
        </draw:line>
        <draw:line draw:style-name="gr2" draw:text-style-name="P2" draw:layer="layout" svg:x1="3.363cm" svg:y1="1.772cm" svg:x2="2.616cm" svg:y2="1.762cm">
          <text:p/>
        </draw:line>
        <draw:line draw:style-name="gr3" draw:text-style-name="P2" draw:layer="layout" svg:x1="3.356cm" svg:y1="1.766cm" svg:x2="3.343cm" svg:y2="2.64cm">
          <text:p/>
        </draw:line>
        <draw:line draw:style-name="gr4" draw:text-style-name="P2" draw:layer="layout" svg:x1="3.349cm" svg:y1="1.772cm" svg:x2="3.836cm" svg:y2="2.309cm">
          <text:p/>
        </draw:line>
        <draw:line draw:style-name="gr2" draw:text-style-name="P2" draw:layer="layout" svg:x1="3.881cm" svg:y1="3.39cm" svg:x2="4.011cm" svg:y2="4.125cm">
          <text:p/>
        </draw:line>
        <draw:line draw:style-name="gr3" draw:text-style-name="P2" draw:layer="layout" svg:x1="3.874cm" svg:y1="3.384cm" svg:x2="4.636cm" svg:y2="3.368cm">
          <text:p/>
        </draw:line>
        <draw:line draw:style-name="gr4" draw:text-style-name="P2" draw:layer="layout" svg:x1="3.867cm" svg:y1="3.39cm" svg:x2="3.849cm" svg:y2="2.612cm">
          <text:p/>
        </draw:line>
        <draw:frame draw:style-name="gr5" draw:text-style-name="P1" draw:layer="layout" svg:width="1.092cm" svg:height="0.613cm" svg:x="6.524cm" svg:y="1.028cm">
          <draw:image xlink:href="Pictures/10000201000001F60000011A57581E6400FBD5A0.png" xlink:type="simple" xlink:show="embed" xlink:actuate="onLoad" loext:mime-type="image/png">
            <text:p/>
          </draw:image>
        </draw:frame>
        <draw:line draw:style-name="gr2" draw:text-style-name="P2" draw:layer="layout" svg:x1="6.967cm" svg:y1="1.356cm" svg:x2="6.041cm" svg:y2="1.506cm">
          <text:p/>
        </draw:line>
        <draw:line draw:style-name="gr3" draw:text-style-name="P2" draw:layer="layout" svg:x1="6.977cm" svg:y1="1.358cm" svg:x2="6.646cm" svg:y2="2.138cm">
          <text:p/>
        </draw:line>
        <draw:line draw:style-name="gr4" draw:text-style-name="P2" draw:layer="layout" svg:x1="6.98cm" svg:y1="1.349cm" svg:x2="7.38cm" svg:y2="2.017cm">
          <text:p/>
        </draw:line>
        <draw:frame draw:style-name="gr1" draw:text-style-name="P1" draw:layer="layout" svg:width="12.003cm" svg:height="6.728cm" svg:x="-0.003cm" svg:y="0.745cm">
          <draw:image xlink:href="Pictures/1000020100000545000002F79F1CAAD8F2F070E6.png" xlink:type="simple" xlink:show="embed" xlink:actuate="onLoad" loext:mime-type="image/png">
            <text:p/>
          </draw:image>
        </draw:frame>
        <draw:line draw:style-name="gr2" draw:text-style-name="P2" draw:layer="layout" svg:x1="0.959cm" svg:y1="4.582cm" svg:x2="1.732cm" svg:y2="5.027cm">
          <text:p/>
        </draw:line>
        <draw:line draw:style-name="gr3" draw:text-style-name="P2" draw:layer="layout" svg:x1="0.949cm" svg:y1="4.572cm" svg:x2="1.78cm" svg:y2="4.113cm">
          <text:p/>
        </draw:line>
        <draw:line draw:style-name="gr4" draw:text-style-name="P2" draw:layer="layout" svg:x1="0.938cm" svg:y1="4.582cm" svg:x2="0.911cm" svg:y2="3.418cm">
          <text:p/>
        </draw:line>
        <draw:line draw:style-name="gr2" draw:text-style-name="P2" draw:layer="layout" svg:x1="5.048cm" svg:y1="2.28cm" svg:x2="4.041cm" svg:y2="2.285cm">
          <text:p/>
        </draw:line>
        <draw:line draw:style-name="gr3" draw:text-style-name="P2" draw:layer="layout" svg:x1="5.037cm" svg:y1="2.272cm" svg:x2="4.991cm" svg:y2="3.295cm">
          <text:p/>
        </draw:line>
        <draw:line draw:style-name="gr4" draw:text-style-name="P2" draw:layer="layout" svg:x1="5.027cm" svg:y1="2.28cm" svg:x2="5.758cm" svg:y2="3.083cm">
          <text:p/>
        </draw:line>
        <draw:line draw:style-name="gr2" draw:text-style-name="P2" draw:layer="layout" svg:x1="5.825cm" svg:y1="4.7cm" svg:x2="5.917cm" svg:y2="5.604cm">
          <text:p/>
        </draw:line>
        <draw:line draw:style-name="gr3" draw:text-style-name="P2" draw:layer="layout" svg:x1="5.815cm" svg:y1="4.691cm" svg:x2="6.856cm" svg:y2="4.63cm">
          <text:p/>
        </draw:line>
        <draw:line draw:style-name="gr4" draw:text-style-name="P2" draw:layer="layout" svg:x1="5.804cm" svg:y1="4.7cm" svg:x2="5.777cm" svg:y2="3.536cm">
          <text:p/>
        </draw:line>
        <draw:frame draw:style-name="gr5" draw:text-style-name="P1" draw:layer="layout" svg:width="1.639cm" svg:height="0.917cm" svg:x="9.791cm" svg:y="1.168cm">
          <draw:image xlink:href="Pictures/10000201000001F60000011A57581E6400FBD5A0.png" xlink:type="simple" xlink:show="embed" xlink:actuate="onLoad" loext:mime-type="image/png">
            <text:p/>
          </draw:image>
        </draw:frame>
        <draw:line draw:style-name="gr2" draw:text-style-name="P2" draw:layer="layout" svg:x1="10.457cm" svg:y1="1.659cm" svg:x2="9.477cm" svg:y2="1.948cm">
          <text:p/>
        </draw:line>
        <draw:line draw:style-name="gr3" draw:text-style-name="P2" draw:layer="layout" svg:x1="10.471cm" svg:y1="1.662cm" svg:x2="10.247cm" svg:y2="2.658cm">
          <text:p/>
        </draw:line>
        <draw:line draw:style-name="gr4" draw:text-style-name="P2" draw:layer="layout" svg:x1="10.475cm" svg:y1="1.648cm" svg:x2="11.161cm" svg:y2="2.453cm">
          <text:p/>
        </draw:line>
        <draw:frame draw:style-name="gr6" draw:text-style-name="P4" draw:layer="layout" svg:width="1.455cm" svg:height="0.819cm" svg:x="-0.18cm" svg:y="4.63cm">
          <draw:text-box>
            <text:p text:style-name="P3"><text:span text:style-name="T1">{w}</text:span></text:p>
          </draw:text-box>
        </draw:frame>
        <draw:frame draw:style-name="gr6" draw:text-style-name="P4" draw:layer="layout" svg:width="1.455cm" svg:height="0.819cm" svg:x="5.75cm" svg:y="4.641cm">
          <draw:text-box>
            <text:p text:style-name="P3"><text:span text:style-name="T1">{r}</text:span></text:p>
          </draw:text-box>
        </draw:frame>
        <draw:frame draw:style-name="gr7" draw:text-style-name="P4" draw:layer="layout" svg:width="1.455cm" svg:height="0.819cm" svg:x="4.716cm" svg:y="1.418cm">
          <draw:text-box>
            <text:p text:style-name="P3"><text:span text:style-name="T1">{c}</text:span></text:p>
          </draw:text-box>
        </draw:frame>
        <draw:frame draw:style-name="gr7" draw:text-style-name="P4" draw:layer="layout" svg:width="1.455cm" svg:height="0.819cm" svg:x="10.284cm" svg:y="0.805cm">
          <draw:text-box>
            <text:p text:style-name="P3"><text:span text:style-name="T1">{s}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17:11:07.768196526</dc:date>
    <meta:editing-duration>PT22M32S</meta:editing-duration>
    <meta:editing-cycles>4</meta:editing-cycles>
    <meta:generator>LibreOffice/6.4.7.2$Linux_X86_64 LibreOffice_project/40$Build-2</meta:generator>
    <meta:document-statistic meta:object-count="32"/>
  </office:meta>
</office:document-meta>
</file>